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MemoryWebSessionStore.removeSess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iredSessionChecker.checkIfNecessary( Instant n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MemoryWebSession.checkMaxSessionsLim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MemoryWebSessionStore.setClock( Clock c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MemoryWebSession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WebSessionStore.get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WebSessionStore.createWeb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MemoryWebSession.sa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MemoryWebSession.getCre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WebSessionStore.retrieveSession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MemoryWebSess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WebSessionStore.getC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WebSession.checkExpired( Instant currentTi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MemoryWebSessionStore.getMax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WebSession.isExp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WebSession.isSta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WebSession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MemoryWebSession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WebSession.isExpired( Instant no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MemoryWebSessionStore.updateLastAccessTime( Web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MemoryWebSession.getMaxId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WebSessionStore.removeExpired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WebSessionStore.setMaxSessions( int maxSe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MemoryWebSession.updateLastAccessTime( Instant curren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WebSession.change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MemoryWebSession.InMemoryWebSession( Instant creatio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MemoryWebSession.getLastAccess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WebSession.setMaxIdleTime( Duration maxIdl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iredSessionChecker.removeExpiredSessions( Instant now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